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c70" officeooo:paragraph-rsid="00183c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officeooo:paragraph-rsid="0012cf3f"/>
    </style:style>
    <style:style style:name="P7" style:family="paragraph" style:parent-style-name="Table_20_Contents">
      <style:paragraph-properties fo:text-align="start" style:justify-single-word="false"/>
      <style:text-properties officeooo:paragraph-rsid="00183c70"/>
    </style:style>
    <style:style style:name="P8" style:family="paragraph" style:parent-style-name="Table_20_Contents">
      <style:paragraph-properties fo:text-align="start" style:justify-single-word="false"/>
      <style:text-properties officeooo:paragraph-rsid="00183c70"/>
    </style:style>
    <style:style style:name="P9" style:family="paragraph" style:parent-style-name="Table_20_Contents">
      <style:paragraph-properties fo:text-align="start" style:justify-single-word="false"/>
      <style:text-properties officeooo:paragraph-rsid="002829d7"/>
    </style:style>
    <style:style style:name="P10" style:family="paragraph" style:parent-style-name="Table_20_Contents">
      <style:paragraph-properties fo:text-align="start" style:justify-single-word="false"/>
      <style:text-properties officeooo:paragraph-rsid="001ba094"/>
    </style:style>
    <style:style style:name="P11" style:family="paragraph" style:parent-style-name="Table_20_Contents">
      <style:paragraph-properties fo:text-align="start" style:justify-single-word="false"/>
      <style:text-properties officeooo:rsid="0027c1c7" officeooo:paragraph-rsid="0027c1c7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68463"/>
    </style:style>
    <style:style style:name="T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a0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e1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5a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3c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1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210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f3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c2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7c1c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29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officeooo:rsid="00183c70"/>
    </style:style>
    <style:style style:name="T17" style:family="text">
      <style:text-properties officeooo:rsid="002210f7"/>
    </style:style>
    <style:style style:name="T18" style:family="text">
      <style:text-properties officeooo:rsid="0027c1c7"/>
    </style:style>
    <style:style style:name="T19" style:family="text">
      <style:text-properties officeooo:rsid="002829d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5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6"><text:span text:style-name="T5">Numéro : </text:span><text:span text:style-name="T7">cas F-</text:span><text:span text:style-name="T10">C-</text:span><text:span text:style-name="T14">1</text:span></text:p>
                </table:table-cell>
              </table:table-row>
              <table:table-row>
                <table:table-cell table:style-name="Tableau2.A2" office:value-type="string">
                  <text:p text:style-name="P7"><text:span text:style-name="T5">Nom : </text:span><text:span text:style-name="T7">c</text:span><text:span text:style-name="T14">ré</text:span><text:span text:style-name="T11">er </text:span><text:span text:style-name="T8"><text:s/>un </text:span><text:span text:style-name="T14">compte</text:span></text:p>
                </table:table-cell>
              </table:table-row>
              <table:table-row>
                <table:table-cell table:style-name="Tableau2.A2" office:value-type="string">
                  <text:p text:style-name="P6"><text:span text:style-name="T5">Acteurs :</text:span><text:span text:style-name="T9"> </text:span><text:span text:style-name="T14">Visiteur</text:span></text:p>
                </table:table-cell>
              </table:table-row>
              <table:table-row>
                <table:table-cell table:style-name="Tableau2.A2" office:value-type="string">
                  <text:p text:style-name="P6"><text:span text:style-name="T5">Description succincte : </text:span><text:span text:style-name="T9"><text:s/>c</text:span><text:span text:style-name="T14">réer un compte personnel</text:span></text:p>
                </table:table-cell>
              </table:table-row>
              <table:table-row>
                <table:table-cell table:style-name="Tableau2.A2" office:value-type="string">
                  <text:p text:style-name="P1">Auteur : <text:span text:style-name="T16">Christine Zedday</text:span></text:p>
                </table:table-cell>
              </table:table-row>
              <table:table-row>
                <table:table-cell table:style-name="Tableau2.A2" office:value-type="string">
                  <text:p text:style-name="P1">Date : <text:span text:style-name="T18">8 novembre 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 <text:span text:style-name="T18">aucune</text:span></text:p>
                </table:table-cell>
              </table:table-row>
              <table:table-row>
                <table:table-cell table:style-name="Tableau2.A2" office:value-type="string">
                  <text:p text:style-name="P6"><text:span text:style-name="T5">Démarrage :</text:span><text:span text:style-name="T9">Le m</text:span><text:span text:style-name="T11">embre a choisi « c</text:span><text:span text:style-name="T14">ompte perso</text:span><text:span text:style-name="T11"> » s</text:span><text:span text:style-name="T14">ur une page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5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7"><text:span text:style-name="T9">1.Le m</text:span><text:span text:style-name="T11">embre choisit « c</text:span><text:span text:style-name="T14">ompte perso » sur une page</text:span></text:p>
                  <text:p text:style-name="P7"><text:span text:style-name="T9">2.Le système affiche l</text:span><text:span text:style-name="T14">e formulaire de création de compte</text:span></text:p>
                  <text:p text:style-name="P7"><text:span text:style-name="T9">3.Le m</text:span><text:span text:style-name="T11">embre remplit les zones, obligatoires et optionnelles s’il veut</text:span></text:p>
                  <text:p text:style-name="P4">4.Le <text:span text:style-name="T17">membre</text:span> envoie la page</text:p>
                  <text:p text:style-name="P7"><text:span text:style-name="T9">5.Le système c</text:span><text:span text:style-name="T14">ontrôle les champs</text:span></text:p>
                  <text:p text:style-name="P7"><text:span text:style-name="T9">6. Le système </text:span><text:span text:style-name="T14">enregistre dans la base</text:span></text:p>
                  <text:p text:style-name="P11"><text:span text:style-name="T14">7. </text:span><text:span text:style-name="T4">le système affiche l’espace perso du nouveau membre avec message de bienvenue</text:span></text:p>
                </table:table-cell>
              </table:table-row>
              <table:table-row>
                <table:table-cell table:style-name="Tableau3.A2" office:value-type="string">
                  <text:p text:style-name="P1">Scénarios alternatifs :</text:p>
                  <text:p text:style-name="P9"><text:span text:style-name="T13">4a. </text:span><text:span text:style-name="T15">Le visiteur abandonne </text:span><text:span text:style-name="T11">rien ne se passe</text:span></text:p>
                  <text:p text:style-name="P9"><text:span text:style-name="T15">6a. </text:span><text:span text:style-name="T13">le </text:span><text:span text:style-name="T11">v</text:span><text:span text:style-name="T15">isiteur</text:span><text:span text:style-name="T13"> a oublié un ou plusieurs champs obligatoires, </text:span><text:span text:style-name="T15">ou remplit avec du contenu non conforme, ou pseudo déjà pris </text:span><text:span text:style-name="T13">→ Le système affiche un message d’erreur, retour à 3</text:span></text:p>
                  <text:p text:style-name="P9"><text:span text:style-name="T15">6b. Le visiteur a déjà un compte avec cet email  → quitter le form et lui proposer de se logger</text:span></text:p>
                </table:table-cell>
              </table:table-row>
              <table:table-row>
                <table:table-cell table:style-name="Tableau3.A2" office:value-type="string">
                  <text:p text:style-name="P1">S<text:span text:style-name="T3">cénarios d’exception :l’enregistrement en bdd échoue</text:span></text:p>
                  <text:p text:style-name="P10"><text:span text:style-name="T6">6a. affichage message d’erreur, le f</text:span><text:span text:style-name="T15">ormulaire</text:span><text:span text:style-name="T6"> reste affiché pour être re-soumis avec ou sans modifications</text:span></text:p>
                </table:table-cell>
              </table:table-row>
              <table:table-row>
                <table:table-cell table:style-name="Tableau3.A2" office:value-type="string">
                  <text:p text:style-name="P6"><text:span text:style-name="T5">Fin : </text:span><text:span text:style-name="T6">le </text:span><text:span text:style-name="T15">visiteur est enregistré comme membre dans la base</text:span></text:p>
                </table:table-cell>
              </table:table-row>
              <table:table-row>
                <table:table-cell table:style-name="Tableau3.A2" office:value-type="string">
                  <text:p text:style-name="P6"><text:span text:style-name="T5">Post conditions : 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5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3">Ergonomie :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erformance attendue :</text:span></text:p>
                </table:table-cell>
              </table:table-row>
              <table:table-row>
                <table:table-cell table:style-name="Tableau4.A2" office:value-type="string">
                  <text:p text:style-name="P2">P<text:span text:style-name="T2">roblèmes non résolus : attention à la taille/format des photos (avatar) </text:span></text:p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1T17:31:12.136000000</meta:creation-date>
    <meta:generator>LibreOffice/6.3.2.2$Windows_X86_64 LibreOffice_project/98b30e735bda24bc04ab42594c85f7fd8be07b9c</meta:generator>
    <dc:date>2019-11-08T10:21:31.268000000</dc:date>
    <meta:editing-duration>PT1H19M54S</meta:editing-duration>
    <meta:editing-cycles>14</meta:editing-cycles>
    <meta:document-statistic meta:table-count="4" meta:image-count="0" meta:object-count="0" meta:page-count="1" meta:paragraph-count="30" meta:word-count="223" meta:character-count="1329" meta:non-whitespace-character-count="1131"/>
  </office:meta>
</office:document-meta>
</file>